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0.18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43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7.34mm" fo:break-before="auto" style:use-optimal-row-height="false"/>
    </style:style>
    <style:style style:name="ro2" style:family="table-row">
      <style:table-row-properties style:row-height="18.26mm" fo:break-before="auto" style:use-optimal-row-height="true"/>
    </style:style>
    <style:style style:name="ro3" style:family="table-row">
      <style:table-row-properties style:row-height="20.5mm" fo:break-before="auto" style:use-optimal-row-height="false"/>
    </style:style>
    <style:style style:name="ro4" style:family="table-row">
      <style:table-row-properties style:row-height="26.32mm" fo:break-before="auto" style:use-optimal-row-height="fals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ffff66" style:cell-protect="none" style:print-content="true" fo:wrap-option="no-wrap" style:vertical-align="middle"/>
      <style:text-properties fo:color="#ff00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47ff" fo:wrap-option="wrap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99" style:vertical-align="middle"/>
      <style:text-properties fo:color="#ff0000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66" style:cell-protect="protected" style:print-content="true" fo:wrap-option="no-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ff99" style:vertical-align="middle"/>
    </style:style>
    <style:style style:name="ce9" style:family="table-cell" style:parent-style-name="Default">
      <style:table-cell-properties fo:background-color="#ffff66" fo:wrap-option="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e6" style:cell-protect="none" style:print-content="true" fo:wrap-option="wrap" style:vertical-align="middle"/>
      <style:text-properties style:font-name="Arial" fo:font-size="11pt" style:font-name-asian="Arial Unicode MS" style:font-size-asian="11pt" style:font-name-complex="Tahoma" style:font-size-complex="11pt"/>
    </style:style>
    <style:style style:name="ce11" style:family="table-cell" style:parent-style-name="Default">
      <style:table-cell-properties fo:background-color="#e6e6e6" style:cell-protect="none" style:print-content="true" style:text-align-source="fix" style:repeat-content="false" fo:wrap-option="wrap" style:vertical-align="middle"/>
      <style:paragraph-properties fo:text-align="center"/>
      <style:text-properties fo:font-size="11pt" style:font-size-asian="11pt" style:font-size-complex="11pt"/>
    </style:style>
  </office:automatic-styles>
  <office:body>
    <office:spreadsheet table:structure-protected="true" table:protection-key="iZdppIfLNS29amK9DknLvCzC92U=" table:protection-key-digest-algorithm="http://www.w3.org/2000/09/xmldsig#sha1">
      <table:table table:name="Cuestiones" table:style-name="ta1" table:protected="true" table:protection-key="iZdppIfLNS29amK9DknLvCzC92U=" table:protection-key-digest-algorithm="http://www.w3.org/2000/09/xmldsig#sha1">
        <loext:table-protection loext:select-unprotected-cells="true"/>
        <office:forms form:automatic-focus="tru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37" table:default-cell-style-name="ce5"/>
        <table:table-row table:style-name="ro1">
          <table:table-cell table:style-name="ce1" office:value-type="string" calcext:value-type="string">
            <text:p>ENTENDIENDO QUÉ ES Y CÓMO FUNCIONA KUBERNETES</text:p>
          </table:table-cell>
          <table:table-cell table:style-name="ce6"/>
          <table:table-cell table:style-name="ce9" table:number-columns-repeated="4"/>
          <table:table-cell table:number-columns-repeated="37"/>
        </table:table-row>
        <table:table-row table:style-name="ro2">
          <table:table-cell table:style-name="ce2" office:value-type="string" calcext:value-type="string">
            <text:p>Pregunta</text:p>
          </table:table-cell>
          <table:table-cell table:style-name="ce2" office:value-type="string" calcext:value-type="string">
            <text:p>Respuesta A</text:p>
          </table:table-cell>
          <table:table-cell table:style-name="ce2" office:value-type="string" calcext:value-type="string">
            <text:p>Respuesta B</text:p>
          </table:table-cell>
          <table:table-cell table:style-name="ce2" office:value-type="string" calcext:value-type="string">
            <text:p>Respuesta C</text:p>
          </table:table-cell>
          <table:table-cell table:style-name="ce2" office:value-type="string" calcext:value-type="string">
            <text:p>Respuesta D</text:p>
          </table:table-cell>
          <table:table-cell table:style-name="ce2" office:value-type="string" calcext:value-type="string">
            <text:p>Respuesta correcta</text:p>
            <text:p>(A, B, C ó D)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Kubernetes es…</text:p>
          </table:table-cell>
          <table:table-cell table:style-name="ce7" office:value-type="string" calcext:value-type="string">
            <text:p>… un sistema de código abierto para la orquestación de contenedores.</text:p>
          </table:table-cell>
          <table:table-cell table:style-name="ce7" office:value-type="string" calcext:value-type="string">
            <text:p>...un administrador de aplicaciones en máquinas virtuales.</text:p>
          </table:table-cell>
          <table:table-cell table:style-name="ce7" office:value-type="string" calcext:value-type="string">
            <text:p>… una plataforma de alquiler de servidores y servicios en nube.</text:p>
          </table:table-cell>
          <table:table-cell table:style-name="ce7" office:value-type="string" calcext:value-type="string">
            <text:p>Ninguna de las anteriores es correcta.</text:p>
          </table:table-cell>
          <table:table-cell table:style-name="ce11" office:value-type="string" calcext:value-type="string">
            <text:p>A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Qué es un pod?</text:p>
          </table:table-cell>
          <table:table-cell table:style-name="ce7" office:value-type="string" calcext:value-type="string">
            <text:p>Un contenedor especial para recursos multimedia en Kubernetes.</text:p>
          </table:table-cell>
          <table:table-cell table:style-name="ce7" office:value-type="string" calcext:value-type="string">
            <text:p>Un nodo que no contiene ningún contenedor.</text:p>
          </table:table-cell>
          <table:table-cell table:style-name="ce10" office:value-type="string" calcext:value-type="string">
            <text:p>Conjunto de uno o más contenedores que constituye la unidad mínima con la que trabaja Kubernetes.</text:p>
          </table:table-cell>
          <table:table-cell table:style-name="ce7" office:value-type="string" calcext:value-type="string">
            <text:p>Es una interfaz de comandos utilizada por kubernetes.</text:p>
          </table:table-cell>
          <table:table-cell table:style-name="ce11" office:value-type="string" calcext:value-type="string">
            <text:p>C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Para el planificador de Kubernetes. ¿Qué son los predicados?</text:p>
          </table:table-cell>
          <table:table-cell table:style-name="ce7" office:value-type="string" calcext:value-type="string">
            <text:p>La estrategia que utiliza Kubernetes para crear pods.</text:p>
          </table:table-cell>
          <table:table-cell table:style-name="ce7" office:value-type="string" calcext:value-type="string">
            <text:p>Los pods que tienen dependencias sin resolver o que no son compatibles en el sistema.</text:p>
          </table:table-cell>
          <table:table-cell table:style-name="ce7" office:value-type="string" calcext:value-type="string">
            <text:p>Los metadatos que incorpora cada pod y que son utilizados por el planificador.</text:p>
          </table:table-cell>
          <table:table-cell table:style-name="ce7" office:value-type="string" calcext:value-type="string">
            <text:p>A la hora de incluir un pod, criterio que ha de cumplirse en un nodo para que sea considerado válido para una posible inserción.</text:p>
          </table:table-cell>
          <table:table-cell table:style-name="ce11" office:value-type="string" calcext:value-type="string">
            <text:p>D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Qué arquitectura tiene Kubernetes?</text:p>
          </table:table-cell>
          <table:table-cell table:style-name="ce7" office:value-type="string" calcext:value-type="string">
            <text:p>Tiene una arquitectura monolítica.</text:p>
          </table:table-cell>
          <table:table-cell table:style-name="ce7" office:value-type="string" calcext:value-type="string">
            <text:p>Tiene una arquitectura P2P (peer-to-peer).</text:p>
          </table:table-cell>
          <table:table-cell table:style-name="ce7" office:value-type="string" calcext:value-type="string">
            <text:p>Tiene una arquitectura maestro-esclavo.</text:p>
          </table:table-cell>
          <table:table-cell table:style-name="ce7" office:value-type="string" calcext:value-type="string">
            <text:p>Puesto que Kubernetes es un software privativo desconocemos su arquitectura.</text:p>
          </table:table-cell>
          <table:table-cell table:style-name="ce11" office:value-type="string" calcext:value-type="string">
            <text:p>C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Poner aquí la pregunta 5 (opcional)</text:p>
          </table:table-cell>
          <table:table-cell table:number-columns-repeated="4" table:style-name="ce7" office:value-type="string" calcext:value-type="string">
            <text:p>Poner aquí una de las posibles respuestas a la pregunta 5.</text:p>
          </table:table-cell>
          <table:table-cell table:style-name="ce11"/>
          <table:table-cell table:number-columns-repeated="37"/>
        </table:table-row>
        <table:table-row table:style-name="ro3">
          <table:table-cell table:style-name="ce3" office:value-type="string" calcext:value-type="string">
            <text:p>Poner aquí la pregunta 6 (opcional)</text:p>
          </table:table-cell>
          <table:table-cell table:number-columns-repeated="4" table:style-name="ce7" office:value-type="string" calcext:value-type="string">
            <text:p>Poner aquí una de las posibles respuestas a la pregunta 6.</text:p>
          </table:table-cell>
          <table:table-cell table:style-name="ce11"/>
          <table:table-cell table:number-columns-repeated="37"/>
        </table:table-row>
        <table:table-row table:style-name="ro4">
          <table:table-cell table:style-name="ce4" office:value-type="string" calcext:value-type="string">
            <text:p>Recuerda: Mínimo 4 preguntas. Máximo 6 preguntas. Por cada pregunta, 4 posibles respuestas y solo 1 correcta. </text:p>
            <text:p>¡¡¡¡QUE NO SE OLVIDE PONER EL TÍTULO DEL TRABAJO EN LA CELDA A1 NI LA LETRA DE LA RESPUESTA CORRECTA EN LA COLUMNA F !!!!!!</text:p>
          </table:table-cell>
          <table:table-cell table:style-name="ce8" table:number-columns-repeated="5"/>
          <table:table-cell table:number-columns-repeated="37"/>
        </table:table-row>
        <table:table-row table:style-name="ro5" table:number-rows-repeated="197">
          <table:table-cell table:style-name="ce5" table:number-columns-repeated="6"/>
          <table:table-cell table:number-columns-repeated="37"/>
        </table:table-row>
        <table:table-row table:style-name="ro5" table:number-rows-repeated="1631">
          <table:table-cell table:number-columns-repeated="43"/>
        </table:table-row>
        <table:table-row table:style-name="ro5">
          <table:table-cell table:number-columns-repeated="43"/>
        </table:table-row>
      </table:table>
      <table:table table:name="R" table:style-name="ta2">
        <table:table-column table:style-name="co4" table:number-columns-repeated="6" table:default-cell-style-name="Default"/>
        <table:table-row table:style-name="ro6">
          <table:table-cell table:formula="of:=[Cuestiones.A1]" office:value-type="string" office:string-value="ENTENDIENDO QUÉ ES Y CÓMO FUNCIONA KUBERNETES" calcext:value-type="string">
            <text:p>ENTENDIENDO QUÉ ES Y CÓMO FUNCIONA KUBERNETES</text:p>
          </table:table-cell>
          <table:table-cell table:formula="of:=[Cuestiones.B1]" office:value-type="float" office:value="0" calcext:value-type="float">
            <text:p>0</text:p>
          </table:table-cell>
          <table:table-cell table:formula="of:=[Cuestiones.C1]" office:value-type="float" office:value="0" calcext:value-type="float">
            <text:p>0</text:p>
          </table:table-cell>
          <table:table-cell table:formula="of:=[Cuestiones.D1]" office:value-type="float" office:value="0" calcext:value-type="float">
            <text:p>0</text:p>
          </table:table-cell>
          <table:table-cell table:formula="of:=[Cuestiones.E1]" office:value-type="float" office:value="0" calcext:value-type="float">
            <text:p>0</text:p>
          </table:table-cell>
          <table:table-cell table:formula="of:=[Cuestiones.F1]" office:value-type="float" office:value="0" calcext:value-type="float">
            <text:p>0</text:p>
          </table:table-cell>
        </table:table-row>
        <table:table-row table:style-name="ro7">
          <table:table-cell table:formula="of:=[Cuestiones.A2]" office:value-type="string" office:string-value="Pregunta" calcext:value-type="string">
            <text:p>Pregunta</text:p>
          </table:table-cell>
          <table:table-cell table:formula="of:=[Cuestiones.B2]" office:value-type="string" office:string-value="Respuesta A" calcext:value-type="string">
            <text:p>Respuesta A</text:p>
          </table:table-cell>
          <table:table-cell table:formula="of:=[Cuestiones.C2]" office:value-type="string" office:string-value="Respuesta B" calcext:value-type="string">
            <text:p>Respuesta B</text:p>
          </table:table-cell>
          <table:table-cell table:formula="of:=[Cuestiones.D2]" office:value-type="string" office:string-value="Respuesta C" calcext:value-type="string">
            <text:p>Respuesta C</text:p>
          </table:table-cell>
          <table:table-cell table:formula="of:=[Cuestiones.E2]" office:value-type="string" office:string-value="Respuesta D" calcext:value-type="string">
            <text:p>Respuesta D</text:p>
          </table:table-cell>
          <table:table-cell table:formula="of:=[Cuestiones.F2]" office:value-type="string" office:string-value="Respuesta correcta&#10;(A, B, C ó D)" calcext:value-type="string">
            <text:p>Respuesta correcta</text:p>
            <text:p>(A, B, C ó D)</text:p>
          </table:table-cell>
        </table:table-row>
        <table:table-row table:style-name="ro6">
          <table:table-cell table:formula="of:=[Cuestiones.A3]" office:value-type="string" office:string-value="Kubernetes es…" calcext:value-type="string">
            <text:p>Kubernetes es…</text:p>
          </table:table-cell>
          <table:table-cell table:formula="of:=[Cuestiones.B3]" office:value-type="string" office:string-value="… un sistema de código abierto para la orquestación de contenedores." calcext:value-type="string">
            <text:p>… un sistema de código abierto para la orquestación de contenedores.</text:p>
          </table:table-cell>
          <table:table-cell table:formula="of:=[Cuestiones.C3]" office:value-type="string" office:string-value="...un administrador de aplicaciones en máquinas virtuales." calcext:value-type="string">
            <text:p>...un administrador de aplicaciones en máquinas virtuales.</text:p>
          </table:table-cell>
          <table:table-cell table:formula="of:=[Cuestiones.D3]" office:value-type="string" office:string-value="… una plataforma de alquiler de servidores y servicios en nube." calcext:value-type="string">
            <text:p>… una plataforma de alquiler de servidores y servicios en nube.</text:p>
          </table:table-cell>
          <table:table-cell table:formula="of:=[Cuestiones.E3]" office:value-type="string" office:string-value="Ninguna de las anteriores es correcta." calcext:value-type="string">
            <text:p>Ninguna de las anteriores es correcta.</text:p>
          </table:table-cell>
          <table:table-cell table:formula="of:=[Cuestiones.F3]" office:value-type="string" office:string-value="A" calcext:value-type="string">
            <text:p>A</text:p>
          </table:table-cell>
        </table:table-row>
        <table:table-row table:style-name="ro6">
          <table:table-cell table:formula="of:=[Cuestiones.A4]" office:value-type="string" office:string-value="¿Qué es un pod?" calcext:value-type="string">
            <text:p>¿Qué es un pod?</text:p>
          </table:table-cell>
          <table:table-cell table:formula="of:=[Cuestiones.B4]" office:value-type="string" office:string-value="Un contenedor especial para recursos multimedia en Kubernetes." calcext:value-type="string">
            <text:p>Un contenedor especial para recursos multimedia en Kubernetes.</text:p>
          </table:table-cell>
          <table:table-cell table:formula="of:=[Cuestiones.C4]" office:value-type="string" office:string-value="Un nodo que no contiene ningún contenedor." calcext:value-type="string">
            <text:p>Un nodo que no contiene ningún contenedor.</text:p>
          </table:table-cell>
          <table:table-cell table:formula="of:=[Cuestiones.D4]" office:value-type="string" office:string-value="Conjunto de uno o más contenedores que constituye la unidad mínima con la que trabaja Kubernetes." calcext:value-type="string">
            <text:p>Conjunto de uno o más contenedores que constituye la unidad mínima con la que trabaja Kubernetes.</text:p>
          </table:table-cell>
          <table:table-cell table:formula="of:=[Cuestiones.E4]" office:value-type="string" office:string-value="Es una interfaz de comandos utilizada por kubernetes." calcext:value-type="string">
            <text:p>Es una interfaz de comandos utilizada por kubernetes.</text:p>
          </table:table-cell>
          <table:table-cell table:formula="of:=[Cuestiones.F4]" office:value-type="string" office:string-value="C" calcext:value-type="string">
            <text:p>C</text:p>
          </table:table-cell>
        </table:table-row>
        <table:table-row table:style-name="ro6">
          <table:table-cell table:formula="of:=[Cuestiones.A5]" office:value-type="string" office:string-value="Para el planificador de Kubernetes. ¿Qué son los predicados?" calcext:value-type="string">
            <text:p>Para el planificador de Kubernetes. ¿Qué son los predicados?</text:p>
          </table:table-cell>
          <table:table-cell table:formula="of:=[Cuestiones.B5]" office:value-type="string" office:string-value="La estrategia que utiliza Kubernetes para crear pods." calcext:value-type="string">
            <text:p>La estrategia que utiliza Kubernetes para crear pods.</text:p>
          </table:table-cell>
          <table:table-cell table:formula="of:=[Cuestiones.C5]" office:value-type="string" office:string-value="Los pods que tienen dependencias sin resolver o que no son compatibles en el sistema." calcext:value-type="string">
            <text:p>Los pods que tienen dependencias sin resolver o que no son compatibles en el sistema.</text:p>
          </table:table-cell>
          <table:table-cell table:formula="of:=[Cuestiones.D5]" office:value-type="string" office:string-value="Los metadatos que incorpora cada pod y que son utilizados por el planificador." calcext:value-type="string">
            <text:p>Los metadatos que incorpora cada pod y que son utilizados por el planificador.</text:p>
          </table:table-cell>
          <table:table-cell table:formula="of:=[Cuestiones.E5]" office:value-type="string" office:string-value="A la hora de incluir un pod, criterio que ha de cumplirse en un nodo para que sea considerado válido para una posible inserción." calcext:value-type="string">
            <text:p>A la hora de incluir un pod, criterio que ha de cumplirse en un nodo para que sea considerado válido para una posible inserción.</text:p>
          </table:table-cell>
          <table:table-cell table:formula="of:=[Cuestiones.F5]" office:value-type="string" office:string-value="D" calcext:value-type="string">
            <text:p>D</text:p>
          </table:table-cell>
        </table:table-row>
        <table:table-row table:style-name="ro6">
          <table:table-cell table:formula="of:=[Cuestiones.A6]" office:value-type="string" office:string-value="¿Qué arquitectura tiene Kubernetes?" calcext:value-type="string">
            <text:p>¿Qué arquitectura tiene Kubernetes?</text:p>
          </table:table-cell>
          <table:table-cell table:formula="of:=[Cuestiones.B6]" office:value-type="string" office:string-value="Tiene una arquitectura monolítica." calcext:value-type="string">
            <text:p>Tiene una arquitectura monolítica.</text:p>
          </table:table-cell>
          <table:table-cell table:formula="of:=[Cuestiones.C6]" office:value-type="string" office:string-value="Tiene una arquitectura P2P (peer-to-peer)." calcext:value-type="string">
            <text:p>Tiene una arquitectura P2P (peer-to-peer).</text:p>
          </table:table-cell>
          <table:table-cell table:formula="of:=[Cuestiones.D6]" office:value-type="string" office:string-value="Tiene una arquitectura maestro-esclavo." calcext:value-type="string">
            <text:p>Tiene una arquitectura maestro-esclavo.</text:p>
          </table:table-cell>
          <table:table-cell table:formula="of:=[Cuestiones.E6]" office:value-type="string" office:string-value="Puesto que Kubernetes es un software privativo desconocemos su arquitectura." calcext:value-type="string">
            <text:p>Puesto que Kubernetes es un software privativo desconocemos su arquitectura.</text:p>
          </table:table-cell>
          <table:table-cell table:formula="of:=[Cuestiones.F6]" office:value-type="string" office:string-value="C" calcext:value-type="string">
            <text:p>C</text:p>
          </table:table-cell>
        </table:table-row>
        <table:table-row table:style-name="ro6">
          <table:table-cell table:formula="of:=[Cuestiones.A7]" office:value-type="string" office:string-value="Poner aquí la pregunta 5 (opcional)" calcext:value-type="string">
            <text:p>Poner aquí la pregunta 5 (opcional)</text:p>
          </table:table-cell>
          <table:table-cell table:formula="of:=[Cuestiones.B7]" office:value-type="string" office:string-value="Poner aquí una de las posibles respuestas a la pregunta 5." calcext:value-type="string">
            <text:p>Poner aquí una de las posibles respuestas a la pregunta 5.</text:p>
          </table:table-cell>
          <table:table-cell table:formula="of:=[Cuestiones.C7]" office:value-type="string" office:string-value="Poner aquí una de las posibles respuestas a la pregunta 5." calcext:value-type="string">
            <text:p>Poner aquí una de las posibles respuestas a la pregunta 5.</text:p>
          </table:table-cell>
          <table:table-cell table:formula="of:=[Cuestiones.D7]" office:value-type="string" office:string-value="Poner aquí una de las posibles respuestas a la pregunta 5." calcext:value-type="string">
            <text:p>Poner aquí una de las posibles respuestas a la pregunta 5.</text:p>
          </table:table-cell>
          <table:table-cell table:formula="of:=[Cuestiones.E7]" office:value-type="string" office:string-value="Poner aquí una de las posibles respuestas a la pregunta 5." calcext:value-type="string">
            <text:p>Poner aquí una de las posibles respuestas a la pregunta 5.</text:p>
          </table:table-cell>
          <table:table-cell table:formula="of:=[Cuestiones.F7]" office:value-type="float" office:value="0" calcext:value-type="float">
            <text:p>0</text:p>
          </table:table-cell>
        </table:table-row>
        <table:table-row table:style-name="ro6">
          <table:table-cell table:formula="of:=[Cuestiones.A8]" office:value-type="string" office:string-value="Poner aquí la pregunta 6 (opcional)" calcext:value-type="string">
            <text:p>Poner aquí la pregunta 6 (opcional)</text:p>
          </table:table-cell>
          <table:table-cell table:formula="of:=[Cuestiones.B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C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D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E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F8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17:17:14.71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23:20:05.41</meta:creation-date>
    <dc:date>2016-12-17T17:19:31.311000000</dc:date>
    <meta:editing-duration>PT17H2M33S</meta:editing-duration>
    <meta:editing-cycles>187</meta:editing-cycles>
    <meta:generator>LibreOffice/5.2.3.3$Windows_x86 LibreOffice_project/d54a8868f08a7b39642414cf2c8ef2f228f780cf</meta:generator>
    <meta:document-statistic meta:table-count="2" meta:cell-count="90" meta:object-count="0"/>
  </office:meta>
</office:document-meta>
</file>